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15%"/>
      <style:text-properties fo:font-style="italic" fo:font-weight="bold" officeooo:rsid="000c8350" officeooo:paragraph-rsid="000c8350" style:font-style-asian="italic" style:font-weight-asian="bold" style:font-style-complex="italic" style:font-weight-complex="bold"/>
    </style:style>
    <style:style style:name="P2" style:family="paragraph" style:parent-style-name="Text_20_body">
      <style:paragraph-properties fo:line-height="115%"/>
      <style:text-properties fo:font-style="normal" fo:font-weight="normal" officeooo:rsid="000c8350" officeooo:paragraph-rsid="000c8350" style:font-style-asian="normal" style:font-weight-asian="normal" style:font-style-complex="normal" style:font-weight-complex="normal"/>
    </style:style>
    <style:style style:name="P3" style:family="paragraph" style:parent-style-name="Text_20_body">
      <style:paragraph-properties fo:line-height="115%"/>
      <style:text-properties fo:font-style="normal" style:text-underline-style="solid" style:text-underline-width="auto" style:text-underline-color="font-color" fo:font-weight="normal" officeooo:rsid="000c8350" officeooo:paragraph-rsid="000c8350" style:font-style-asian="normal" style:font-weight-asian="normal" style:font-style-complex="normal" style:font-weight-complex="normal"/>
    </style:style>
    <style:style style:name="P4" style:family="paragraph" style:parent-style-name="Text_20_body">
      <style:paragraph-properties fo:line-height="115%"/>
      <style:text-properties fo:font-style="normal" style:text-underline-style="solid" style:text-underline-width="auto" style:text-underline-color="font-color" fo:font-weight="normal" officeooo:rsid="000e7c28" officeooo:paragraph-rsid="000e7c28" style:font-style-asian="normal" style:font-weight-asian="normal" style:font-style-complex="normal" style:font-weight-complex="normal"/>
    </style:style>
    <style:style style:name="P5" style:family="paragraph" style:parent-style-name="Standard" style:list-style-name="L1">
      <style:paragraph-properties fo:line-height="115%"/>
      <style:text-properties fo:color="#000000" officeooo:rsid="000900c2" officeooo:paragraph-rsid="000900c2"/>
    </style:style>
    <style:style style:name="P6" style:family="paragraph" style:parent-style-name="Standard" style:list-style-name="L2">
      <style:paragraph-properties fo:line-height="115%"/>
      <style:text-properties fo:color="#000000" officeooo:rsid="000900c2" officeooo:paragraph-rsid="000900c2"/>
    </style:style>
    <style:style style:name="P7" style:family="paragraph" style:parent-style-name="Standard" style:list-style-name="L2">
      <style:paragraph-properties fo:line-height="115%"/>
      <style:text-properties fo:color="#000000" fo:font-size="16pt" officeooo:rsid="000900c2" officeooo:paragraph-rsid="000900c2" style:font-size-asian="16pt" style:font-size-complex="16pt"/>
    </style:style>
    <style:style style:name="P8" style:family="paragraph" style:parent-style-name="Standard" style:list-style-name="L2">
      <style:paragraph-properties fo:line-height="115%"/>
      <style:text-properties fo:color="#000000" fo:font-size="16pt" fo:font-style="normal" fo:font-weight="normal" officeooo:rsid="000aeced" officeooo:paragraph-rsid="000aeced" style:font-size-asian="16pt" style:font-style-asian="normal" style:font-weight-asian="normal" style:font-size-complex="16pt" style:font-style-complex="normal" style:font-weight-complex="normal"/>
    </style:style>
    <style:style style:name="P9" style:family="paragraph" style:parent-style-name="Standard" style:list-style-name="L2">
      <style:paragraph-properties fo:line-height="115%"/>
      <style:text-properties fo:color="#000000" fo:font-style="italic" fo:font-weight="bold" officeooo:rsid="000aeced" officeooo:paragraph-rsid="000aeced" style:font-style-asian="italic" style:font-weight-asian="bold" style:font-style-complex="italic" style:font-weight-complex="bold"/>
    </style:style>
    <style:style style:name="P10" style:family="paragraph" style:parent-style-name="Text_20_body" style:list-style-name="L2">
      <style:paragraph-properties fo:line-height="115%"/>
      <style:text-properties officeooo:paragraph-rsid="000b23cf"/>
    </style:style>
    <style:style style:name="P11" style:family="paragraph" style:parent-style-name="Text_20_body" style:list-style-name="L2">
      <style:paragraph-properties fo:line-height="115%"/>
      <style:text-properties fo:font-style="italic" fo:font-weight="bold" officeooo:rsid="000c8350" officeooo:paragraph-rsid="000c8350" style:font-style-asian="italic" style:font-weight-asian="bold" style:font-style-complex="italic" style:font-weight-complex="bold"/>
    </style:style>
    <style:style style:name="P12" style:family="paragraph" style:parent-style-name="Text_20_body" style:list-style-name="L3"/>
    <style:style style:name="P13" style:family="paragraph" style:parent-style-name="Text_20_body">
      <style:paragraph-properties fo:line-height="115%"/>
      <style:text-properties fo:font-size="14pt" fo:font-style="italic" style:text-underline-style="solid" style:text-underline-width="auto" style:text-underline-color="font-color" fo:font-weight="bold" officeooo:rsid="000aeced" officeooo:paragraph-rsid="000e7c28" style:font-size-asian="14pt" style:font-style-asian="italic" style:font-weight-asian="bold" style:font-size-complex="14pt" style:font-style-complex="italic" style:font-weight-complex="bold"/>
    </style:style>
    <style:style style:name="P14" style:family="paragraph" style:parent-style-name="Text_20_body">
      <style:paragraph-properties fo:line-height="115%"/>
      <style:text-properties fo:font-size="14pt" fo:font-style="italic" style:text-underline-style="solid" style:text-underline-width="auto" style:text-underline-color="font-color" fo:font-weight="bold" officeooo:rsid="000c8350" officeooo:paragraph-rsid="000e7c28" style:font-size-asian="14pt" style:font-style-asian="italic" style:font-weight-asian="bold" style:font-size-complex="14pt" style:font-style-complex="italic" style:font-weight-complex="bold"/>
    </style:style>
    <style:style style:name="P15" style:family="paragraph" style:parent-style-name="Text_20_body">
      <style:text-properties style:font-name="Liberation Serif" fo:font-size="12pt" style:font-size-asian="12pt" style:font-size-complex="12pt"/>
    </style:style>
    <style:style style:name="P16" style:family="paragraph" style:parent-style-name="Text_20_body" style:list-style-name="L4">
      <style:text-properties style:font-name="Liberation Serif" fo:font-size="12pt" style:font-size-asian="12pt" style:font-size-complex="12pt"/>
    </style:style>
    <style:style style:name="P17" style:family="paragraph" style:parent-style-name="Text_20_body" style:list-style-name="L5">
      <style:text-properties style:font-name="Liberation Serif" fo:font-size="12pt" style:font-size-asian="12pt" style:font-size-complex="12pt"/>
    </style:style>
    <style:style style:name="P18" style:family="paragraph" style:parent-style-name="Text_20_body">
      <style:text-properties style:font-name="Liberation Serif" fo:font-size="12pt" fo:font-weight="bold" style:font-size-asian="12pt" style:font-weight-asian="bold" style:font-size-complex="12pt" style:font-weight-complex="bold"/>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2">
      <style:paragraph-properties fo:margin-top="0cm" fo:margin-bottom="0cm" loext:contextual-spacing="false" fo:line-height="115%"/>
      <style:text-properties officeooo:paragraph-rsid="000aeced"/>
    </style:style>
    <style:style style:name="P22" style:family="paragraph" style:parent-style-name="Text_20_body" style:list-style-name="L2">
      <style:paragraph-properties fo:margin-top="0cm" fo:margin-bottom="0cm" loext:contextual-spacing="false" fo:line-height="115%"/>
      <style:text-properties fo:font-style="italic" fo:font-weight="bold" officeooo:rsid="000aeced" officeooo:paragraph-rsid="000aeced" style:font-style-asian="italic" style:font-weight-asian="bold" style:font-style-complex="italic" style:font-weight-complex="bold"/>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6">
      <style:paragraph-properties fo:margin-top="0cm" fo:margin-bottom="0cm" loext:contextual-spacing="false"/>
    </style:style>
    <style:style style:name="P25" style:family="paragraph" style:parent-style-name="Text_20_body" style:list-style-name="L7">
      <style:paragraph-properties fo:margin-top="0cm" fo:margin-bottom="0cm" loext:contextual-spacing="false"/>
    </style:style>
    <style:style style:name="P26" style:family="paragraph" style:parent-style-name="Heading_20_3">
      <style:text-properties style:font-name="Liberation Serif" fo:font-size="12pt" style:font-size-asian="12pt" style:font-size-complex="12pt"/>
    </style:style>
    <style:style style:name="P27" style:family="paragraph" style:parent-style-name="Title">
      <style:text-properties fo:font-size="16pt" style:font-size-asian="16pt" style:font-size-complex="16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style="normal" fo:font-weight="bold" officeooo:rsid="000aeced" style:font-style-asian="normal" style:font-weight-asian="normal" style:font-style-complex="normal" style:font-weight-complex="normal"/>
    </style:style>
    <style:style style:name="T5" style:family="text">
      <style:text-properties fo:color="#000000" fo:font-style="normal" fo:font-weight="normal" officeooo:rsid="000aeced" style:font-style-asian="normal" style:font-weight-asian="normal" style:font-style-complex="normal" style:font-weight-complex="normal"/>
    </style:style>
    <style:style style:name="T6" style:family="text">
      <style:text-properties fo:color="#000000" fo:font-size="10pt" style:font-size-asian="10pt" style:font-size-complex="10pt"/>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none"/>
    </style:style>
    <style:style style:name="T10" style:family="text">
      <style:text-properties style:font-name="sans-serif" fo:font-size="13.5pt"/>
    </style:style>
    <style:style style:name="T11" style:family="text">
      <style:text-properties style:font-name="sans-serif" fo:font-size="12pt"/>
    </style:style>
    <style:style style:name="T12" style:family="text">
      <style:text-properties style:font-name="sans-serif" fo:font-size="12pt" fo:font-style="normal" style:text-underline-style="solid" style:text-underline-width="auto" style:text-underline-color="font-color" fo:font-weight="normal" officeooo:rsid="000e7c28" style:font-style-asian="normal" style:font-weight-asian="normal" style:font-style-complex="normal" style:font-weight-complex="normal"/>
    </style:style>
    <style:style style:name="T13" style:family="text">
      <style:text-properties style:font-name="sans-serif" fo:font-size="12pt" officeooo:rsid="0010f9ec"/>
    </style:style>
    <style:style style:name="T14" style:family="text">
      <style:text-properties fo:font-size="13.5pt"/>
    </style:style>
    <style:style style:name="T15" style:family="text">
      <style:text-properties fo:font-size="13.5pt" officeooo:rsid="0010f9ec"/>
    </style:style>
    <style:style style:name="T16" style:family="text">
      <style:text-properties fo:font-size="12pt"/>
    </style:style>
    <style:style style:name="T17" style:family="text">
      <style:text-properties fo:font-size="12pt" fo:font-style="normal" style:text-underline-style="solid" style:text-underline-width="auto" style:text-underline-color="font-color" fo:font-weight="normal" officeooo:rsid="000e7c28" style:font-style-asian="normal" style:font-weight-asian="normal" style:font-style-complex="normal" style:font-weight-complex="normal"/>
    </style:style>
    <style:style style:name="T18" style:family="text">
      <style:text-properties fo:font-size="12pt" fo:font-style="normal" fo:font-weight="normal" officeooo:rsid="000e7c28" style:font-style-asian="normal" style:font-weight-asian="normal" style:font-style-complex="normal" style:font-weight-complex="normal"/>
    </style:style>
    <style:style style:name="T19" style:family="text">
      <style:text-properties fo:font-size="12pt" officeooo:rsid="0010f9ec"/>
    </style:style>
    <style:style style:name="T20" style:family="text">
      <style:text-properties officeooo:rsid="0010f9ec"/>
    </style:style>
    <style:style style:name="T21" style:family="text">
      <style:text-properties fo:font-style="normal" fo:font-weight="normal" officeooo:rsid="000e7c28" style:font-style-asian="normal" style:font-weight-asian="normal" style:font-style-complex="normal" style:font-weight-complex="normal"/>
    </style:style>
    <style:style style:name="T22" style:family="text">
      <style:text-properties fo:color="#0000ff"/>
    </style:style>
    <style:style style:name="T23" style:family="text">
      <style:text-properties fo:color="#0000ff" fo:font-size="10pt" style:font-size-asian="10pt" style:font-size-complex="10pt"/>
    </style:style>
    <style:style style:name="T24" style:family="text">
      <style:text-properties fo:font-size="10pt" style:font-size-asian="10pt" style:font-size-complex="10pt"/>
    </style:style>
    <style:style style:name="T25" style:family="text">
      <style:text-properties fo:color="#3366ff"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SO 9001</text:p>
      <text:list xml:id="list4042367939" text:style-name="L4">
        <text:list-item>
          <text:p text:style-name="P16"><text:span text:style-name="T20">T</text:span>he ISO 9000 family of standards [1-7] is related to quality management systems and designed to help organizations ensure that they meet the needs of customers and other stakeholders while meeting statutory and regulatory requirements related to the product. </text:p>
        </text:list-item>
        <text:list-item>
          <text:p text:style-name="P16">The standards are published by ISO, the International Organization for Standardization, and available through National standards bodies. </text:p>
        </text:list-item>
        <text:list-item>
          <text:p text:style-name="P16"><text:span text:style-name="T21">ISO 9000 deals with the fundamentals of quality management systems, including the eight management principles on which the family </text:span>of standards is based. </text:p>
        </text:list-item>
        <text:list-item>
          <text:p text:style-name="P16">Since they first appeared in1987, the ISO 9000 series of standards have generated much interest in industry and governments worldwide. </text:p>
        </text:list-item>
        <text:list-item>
          <text:p text:style-name="P16">It is the key standard in the ISO family which Quality Systems Model for Quality Assurance in Design, Development, Production, Installation and Servicing.</text:p>
        </text:list-item>
        <text:list-item>
          <text:p text:style-name="P16">ISO 9001 deals with the requirements that organizations wishing to meet the standard have to fulfill. <text:s/>A number of major purchasers require their suppliers to hold ISO 9001 certification. </text:p>
        </text:list-item>
      </text:list>
      <text:p text:style-name="P15">I<text:span text:style-name="T2">SO9000-3</text:span></text:p>
      <text:list xml:id="list4197562083" text:style-name="L5">
        <text:list-item>
          <text:p text:style-name="P17"><text:span text:style-name="T20">I</text:span>SO9000-3 is typically considered as an international standard for quality. </text:p>
        </text:list-item>
        <text:list-item>
          <text:p text:style-name="P17">It is the defining standard accepted by almost all European and North American countries. </text:p>
        </text:list-item>
        <text:list-item>
          <text:p text:style-name="P17">Software development companies are often required to conform to ISO standards in order to be considered for contract awards. </text:p>
        </text:list-item>
        <text:list-item>
          <text:p text:style-name="P17">ISO-90003 provides special guidelines for implementing ISO-9000, and was created specifically for the software development industry. It is used for system development which is contributed in “guidelines for the development, supply and maintenance of software. </text:p>
        </text:list-item>
        <text:list-item>
          <text:p text:style-name="P17">In this life cycle of model is taken as the process to be controlled. The software development guidance document for ISO 9001 remains as a very general description of the procedures and guidelines for quality management. </text:p>
        </text:list-item>
        <text:list-item>
          <text:p text:style-name="P17">The main criticisms of the use of ISO 9000-3, for system development, are</text:p>
        </text:list-item>
        <text:list-item>
          <text:p text:style-name="P17"><text:span text:style-name="T20">T</text:span>he generic nature of standard , </text:p>
        </text:list-item>
        <text:list-item>
          <text:p text:style-name="P17">The fact that is specified for quality system development organization and that title attention is given to quality measures on the level of specific development projects.</text:p>
        </text:list-item>
        <text:list-item>
          <text:p text:style-name="P17">The ISO 9000 recognize only one certifiable level of quality, while in practice different quality level may be advisable for different situation.</text:p>
        </text:list-item>
        <text:list-item>
          <text:p text:style-name="P17">The emphasis‟ on strict procedure and their documentation in manual leads to bureaucratic type of behavior instead growing awareness of the importance of quality for the organization searching for new insight methodologies in system development may be hampered. Boehm‟s spiral is the good example of it which copes with uncertainty in system development but clashes with the rules of ISO 9000-3</text:p>
        </text:list-item>
      </text:list>
      <text:h text:style-name="P26" text:outline-level="3"><text:soft-page-break/>ISO 27000 Series</text:h>
      <text:p text:style-name="P15">It is the family of information security standards which is developed by the International Organization for Standardization and the International Electrotechnical Commission to provide a globally recognized framework for best information security management. It helps the organization to keep their information assets secure such as employee details, financial information, and intellectual property.</text:p>
      <text:p text:style-name="Text_20_body">The need of ISO 27000 series arises because of the risk of cyber-attacks which the organization face. The cyber-attacks are growing day by day making hackers a constant threat to any industry that uses technology.</text:p>
      <text:p text:style-name="Text_20_body">The ISO 27000 series can be categorized into many types. They are-</text:p>
      <text:p text:style-name="Text_20_body"><text:span text:style-name="Strong_20_Emphasis">ISO 27001</text:span>- This standard allows us to prove the clients and stakeholders of any organization to managing the best security of their confidential data and information. This standard involves a process-based approach for establishing, implementing, operating, monitoring, maintaining, and improving our ISMS.</text:p>
      <text:p text:style-name="Text_20_body"><text:span text:style-name="Strong_20_Emphasis">ISO 27000</text:span>- This standard provides an explanation of terminologies used in ISO 27001.</text:p>
      <text:p text:style-name="Text_20_body"><text:span text:style-name="Strong_20_Emphasis">ISO 27002</text:span>- This standard provides guidelines for organizational information security standards and information security management practices. It includes the selection, implementation, operating and management of controls taking into consideration the organization's information security risk environment(s).</text:p>
      <text:p text:style-name="Text_20_body"><text:span text:style-name="Strong_20_Emphasis">ISO 27005</text:span>- This standard supports the general concepts specified in 27001. It is designed to provide the guidelines for implementation of information security based on a risk management approach. To completely understand the ISO/IEC 27005, the knowledge of the concepts, models, processes, and terminologies described in ISO/IEC 27001 and ISO/IEC 27002 is required. This standard is capable for all kind of organizations such as non-government organization, government agencies, and commercial enterprises. </text:p>
      <text:p text:style-name="Text_20_body"><text:span text:style-name="Strong_20_Emphasis">ISO 27032</text:span>- It is the international Standard which focuses explicitly on cybersecurity. This Standard includes guidelines for protecting the information beyond the borders of an organization such as in collaborations, partnerships or other information sharing arrangements with clients and suppliers.</text:p>
      <text:p text:style-name="Text_20_body"><text:span text:style-name="Emphasis"><text:span text:style-name="Strong_20_Emphasis"><text:span text:style-name="T3">ISO/IEC 29119</text:span></text:span></text:span></text:p>
      <text:list xml:id="list4191835546" text:style-name="L7">
        <text:list-item>
          <text:p text:style-name="P25"><text:span text:style-name="Emphasis"><text:span text:style-name="Strong_20_Emphasis"><text:span text:style-name="T3">ISO/IEC 29119-1</text:span></text:span></text:span><text:span text:style-name="Emphasis"><text:span text:style-name="T3">: This was published in Sep 2013 and deals with concepts and definitions of software.</text:span></text:span></text:p>
        </text:list-item>
        <text:list-item>
          <text:p text:style-name="P25"><text:span text:style-name="Emphasis"><text:span text:style-name="Strong_20_Emphasis"><text:span text:style-name="T3">ISO/IEC 29119-2</text:span></text:span></text:span><text:span text:style-name="Emphasis"><text:span text:style-name="T3">: This Standard deals with test processes in a product and was published in Sep 2013.</text:span></text:span></text:p>
        </text:list-item>
        <text:list-item>
          <text:p text:style-name="P25"><text:span text:style-name="Emphasis"><text:span text:style-name="Strong_20_Emphasis"><text:span text:style-name="T3">ISO/IEC 29119-3</text:span></text:span></text:span><text:span text:style-name="Emphasis"><text:span text:style-name="T3">: This was published in Sep 2013 and deals with test documentation of the product.</text:span></text:span></text:p>
        </text:list-item>
        <text:list-item>
          <text:p text:style-name="P25"><text:span text:style-name="Emphasis"><text:span text:style-name="Strong_20_Emphasis"><text:span text:style-name="T3">ISO/IEC 29119-4</text:span></text:span></text:span><text:span text:style-name="Emphasis"><text:span text:style-name="T3">: This Standard was published one year later in 2014 and deals with testing techniques and strategies used in software testing.</text:span></text:span></text:p>
        </text:list-item>
        <text:list-item>
          <text:p text:style-name="P20"><text:span text:style-name="Emphasis"><text:span text:style-name="Strong_20_Emphasis"><text:span text:style-name="T3">ISO/IEC 29119-5</text:span></text:span></text:span><text:span text:style-name="Emphasis"><text:span text:style-name="T3">: This Standard was published in the year 2015 and deals with keyword-based software testing.</text:span></text:span></text:p>
        </text:list-item>
      </text:list>
      <text:p text:style-name="Text_20_body"/>
      <text:p text:style-name="P27"><text:soft-page-break/>USE CASE of Standards.</text:p>
      <text:p text:style-name="P15"><text:span text:style-name="T6">There are different standards for</text:span><text:span text:style-name="T24"> different products. For example, Xiaomi Corporation may be following below </text:span><text:span text:style-name="Strong_20_Emphasis"><text:span text:style-name="Emphasis"><text:span text:style-name="T24">Standards</text:span></text:span></text:span><text:span text:style-name="T24"> which are applicable for smartphones</text:span></text:p>
      <text:list xml:id="list409224400" text:style-name="L6">
        <text:list-item>
          <text:p text:style-name="P24"><text:span text:style-name="Emphasis"><text:span text:style-name="Strong_20_Emphasis"><text:span text:style-name="T6">ISO/IEC 24755:2007</text:span></text:span></text:span><text:span text:style-name="Emphasis"><text:span text:style-name="T6"> Standard defines screen icons and symbols with their related functions for Redmi phones.</text:span></text:span></text:p>
        </text:list-item>
        <text:list-item>
          <text:p text:style-name="P24"><text:span text:style-name="Emphasis"><text:span text:style-name="Strong_20_Emphasis"><text:span text:style-name="T6">ISO 9241</text:span></text:span></text:span><text:span text:style-name="Emphasis"><text:span text:style-name="T6"> standard evaluate the software quality of apps</text:span></text:span></text:p>
        </text:list-item>
        <text:list-item>
          <text:p text:style-name="P19"><text:span text:style-name="Emphasis"><text:span text:style-name="Strong_20_Emphasis"><text:span text:style-name="T6">ISO 9126</text:span></text:span></text:span><text:span text:style-name="Emphasis"><text:span text:style-name="T6"> checks external quality such as reliability, usability, portability in different types of smartphones Android or iOS.</text:span></text:span></text:p>
        </text:list-item>
        <text:list-item>
          <text:p text:style-name="P19"><text:span text:style-name="Emphasis"><text:span text:style-name="T6">In the same manner</text:span></text:span><text:span text:style-name="Emphasis"><text:span text:style-name="Strong_20_Emphasis"><text:span text:style-name="T6"> – ISO / IEC / IEEE</text:span></text:span></text:span><text:span text:style-name="Emphasis"><text:span text:style-name="T6"> with the number </text:span></text:span><text:span text:style-name="Emphasis"><text:span text:style-name="Strong_20_Emphasis"><text:span text:style-name="T6">29119</text:span></text:span></text:span><text:span text:style-name="Emphasis"><text:span text:style-name="T6"> is intended for </text:span></text:span><text:span text:style-name="Emphasis"><text:span text:style-name="Strong_20_Emphasis"><text:span text:style-name="T6">software testing</text:span></text:span></text:span><text:span text:style-name="Emphasis"><text:span text:style-name="T6"> as a compilation of internationally approved standards in software tests that are followed for any SDLC model in software development for any organization</text:span></text:span></text:p>
        </text:list-item>
      </text:list>
      <text:p text:style-name="Text_20_body"><text:span text:style-name="Emphasi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4:45:12.640319687</meta:creation-date>
    <dc:date>2020-02-04T21:01:59.485420446</dc:date>
    <meta:editing-duration>PT1H17M3S</meta:editing-duration>
    <meta:editing-cycles>2</meta:editing-cycles>
    <meta:generator>LibreOffice/6.0.7.3$Linux_X86_64 LibreOffice_project/00m0$Build-3</meta:generator>
    <meta:document-statistic meta:table-count="0" meta:image-count="0" meta:object-count="0" meta:page-count="3" meta:paragraph-count="39" meta:word-count="921" meta:character-count="6127" meta:non-whitespace-character-count="5256"/>
  </office:meta>
</office:document-meta>
</file>